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2" style:parent-style-name="new1" style:family="paragraph" style:master-page-name="Standard">
      <style:paragraph-properties fo:margin-left="0pt" fo:margin-right="0pt" style:page-number="1" style:writing-mode="lr-tb">
        <style:tab-stops>
          <style:tab-stop style:position="583.654554422pt" style:type="right" style:leader-type="none"/>
        </style:tab-stops>
      </style:paragraph-properties>
      <style:text-properties/>
    </style:style>
    <style:style style:name="P3" style:parent-style-name="new3" style:family="paragraph" style:master-page-name="Standard">
      <style:paragraph-properties fo:margin-right="1pt" style:page-number="1" style:writing-mode="lr-tb">
        <style:tab-stops>
          <style:tab-stop style:position="45.5902306648539pt" style:type="char" style:char="," style:leader-type="none"/>
        </style:tab-stops>
      </style:paragraph-properties>
      <style:text-properties/>
    </style:style>
    <style:style style:name="P4" style:parent-style-name="Standard" style:family="paragraph" style:master-page-name="Standard">
      <style:paragraph-properties style:page-number="1" style:writing-mode="lr-tb"/>
      <style:text-properties/>
    </style:style>
    <style:style style:name="fr1" style:family="graphic">
      <style:graphic-properties fo:background-color="#b05648" fo:border="none" fo:padding-top="34.01580696pt" koffice:frame-behavior-on-new-page="copy" style:horizontal-pos="from-left" style:horizontal-rel="page" style:overflow-behavior="clip" style:protect="size" style:vertical-pos="from-top" style:vertical-rel="page" style:wrap="biggest"/>
    </style:style>
    <style:style style:name="fr2" style:family="graphic">
      <style:graphic-properties fo:background-color="#ffffff" fo:border="none" fo:margin-bottom="0.992127703pt" fo:margin-left="0.992127703pt" fo:margin-right="0.992127703pt" fo:margin-top="0.992127703pt" koffice:frame-behavior-on-new-page="copy" style:horizontal-pos="from-left" style:horizontal-rel="page" style:protect="content size" style:vertical-pos="from-top" style:vertical-rel="page" style:wrap="none"/>
    </style:style>
  </office:automatic-styles>
  <office:body>
    <office:text>
      <draw:frame draw:name="Headers" draw:style-name="fr1" svg:x="0pt" svg:y="0pt" text:anchor-type="page" text:anchor-page-number="1" draw:z-index="4" svg:width="612.001060222pt" svg:height="70.8662645pt">
        <draw:text-box>
          <text:p text:style-name="P2"><text:tab text:tab-ref="1"/><?opendocument cursor-position?><text:span><text:chapter>&lt;No title&gt;</text:chapter></text:span></text:p>
        </draw:text-box>
      </draw:frame>
      <draw:frame draw:name="Footers" draw:style-name="fr2" svg:x="1.08548168249652pt" svg:y="728.905574611098pt" text:anchor-type="page" text:anchor-page-number="1" draw:z-index="5" svg:width="68.6552370475999pt" svg:height="60.9760427360982pt">
        <draw:text-box fo:min-height="60.9760427360982pt">
          <text:p text:style-name="P3"><text:tab text:tab-ref="1"/><text:span><text:page-number text:select-page="current">1</text:page-number></text:span></text:p>
        </draw:text-box>
      </draw:frame>
      <text:p text:style-name="P4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US" fo:font-size="10pt" fo:font-style="normal" fo:font-variant="normal" fo:font-weight="normal" fo:hyphenate="false" fo:language="en" fo:text-shadow="none" fo:text-transform="none" style:font-name="Sans Serif" style:text-line-through-style="none" style:text-line-through-type="none" style:text-position="0%" style:text-underline-color="font-color" style:text-underline-mode="continuous" style:text-underline-style="none" style:text-underline-type="none"/>
    </style:style>
    <style:style style:name="U2" style:parent-style-name="Standard" style:default-outline-level="1" style:display-name="Head 1" style:family="paragraph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style:style style:name="new1" style:parent-style-name="Standard" style:display-name="Header" style:family="paragraph" style:next-style-name="Standard">
      <style:paragraph-properties fo:border-bottom="2pt solid #ffffff" fo:margin-left="28.3465058pt" fo:margin-right="28.3465058pt"/>
      <style:text-properties fo:color="#ffffff" fo:font-size="14pt"/>
    </style:style>
    <style:style style:name="new2" style:parent-style-name="Standard" style:display-name="Footer" style:family="paragraph" style:next-style-name="Standard">
      <style:paragraph-properties fo:margin-right="28.3465058pt"/>
      <style:text-properties fo:color="#b05648" fo:font-size="14pt"/>
    </style:style>
    <style:style style:name="new3" style:parent-style-name="Standard" style:display-name="Footer-Numbering" style:family="paragraph">
      <style:paragraph-properties fo:margin-right="28.3465058pt"/>
      <style:text-properties fo:color="#b05648" fo:font-size="18pt"/>
    </style:style>
    <style:style style:name="Plain" style:display-name="Plain" style:family="graphic">
      <style:graphic-properties fo:background-color="#ffffff" fo:border="none"/>
    </style:style>
    <style:style style:name="fr3" style:display-name="Borders 1" style:family="graphic">
      <style:graphic-properties fo:background-color="#ffffff" fo:border="1pt solid #000000"/>
    </style:style>
    <style:style style:name="fr4" style:display-name="Borders 2" style:family="graphic">
      <style:graphic-properties fo:background-color="#ffffff" fo:border="2pt solid #000000"/>
    </style:style>
    <style:style style:name="fr5" style:display-name="Borders 3" style:family="graphic">
      <style:graphic-properties fo:background-color="#ffffff" fo:border="3pt solid #000000"/>
    </style:style>
    <style:style style:name="Row" style:display-name="Row" style:family="graphic">
      <style:graphic-properties fo:background-color="#ffffff" fo:border-bottom="1pt solid #000000" fo:border-left="none" fo:border-right="none" fo:border-top="1pt solid #000000"/>
    </style:style>
    <style:style style:name="Column" style:display-name="Column" style:family="graphic">
      <style:graphic-properties fo:background-color="#ffffff" fo:border-bottom="none" fo:border-left="1pt solid #000000" fo:border-right="1pt solid #000000" fo:border-top="none"/>
    </style:style>
    <style:style style:name="fr6" style:display-name="Light Gray" style:family="graphic">
      <style:graphic-properties fo:background-color="#d3d3d3" fo:border="1pt solid #000000"/>
    </style:style>
    <style:style style:name="fr7" style:display-name="Dark Gray" style:family="graphic">
      <style:graphic-properties fo:background-color="#a9a9a9" fo:border="1pt solid #000000"/>
    </style:style>
    <style:style style:name="Black" style:display-name="Black" style:family="graphic">
      <style:graphic-properties fo:background-color="#000000" fo:border="1pt solid #000000"/>
    </style:style>
    <style:style style:name="fr8" style:display-name="Light Blue" style:family="graphic">
      <style:graphic-properties fo:background-color="#add8e6" fo:border="1pt solid #000000"/>
    </style:style>
    <style:style style:name="fr9" style:display-name="Dark Blue" style:family="graphic">
      <style:graphic-properties fo:background-color="#00008b" fo:border="1pt solid #000000"/>
    </style:style>
    <style:style style:name="Red" style:display-name="Red" style:family="graphic">
      <style:graphic-properties fo:background-color="#ff0000" fo:border="1pt solid #000000"/>
    </style:style>
    <style:style style:name="Yellow" style:display-name="Yellow" style:family="graphic">
      <style:graphic-properties fo:background-color="#ffff00" fo:border="1pt solid #000000"/>
    </style:style>
    <style:style style:name="Colorful" style:display-name="Colorful" style:family="graphic">
      <style:graphic-properties fo:background-color="#ffff00" fo:border="1pt solid #ff0000"/>
    </style:style>
    <style:style style:name="Bluish" style:display-name="Bluish" style:family="graphic">
      <style:graphic-properties fo:background-color="#add8e6" fo:border="1pt solid #00008b"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border="none" fo:margin-bottom="42.5197587pt" fo:margin-left="85.0395174pt" fo:margin-right="56.6930116pt" fo:margin-top="99.2127703pt" fo:page-height="792.001372052pt" fo:page-width="612.001060222pt" style:print-orientation="portrait">
        <style:columns fo:column-count="2" fo:column-gap="17.00790348pt"/>
        <style:footnote-sep style:adjustment="left" style:width="2pt" style:rel-width="20%" style:line-style="solid"/>
      </style:page-layout-properties>
      <style:footer-style>
        <style:header-footer-properties fo:min-height="0pt" fo:margin-top="10.0063165474pt"/>
      </style:footer-style>
    </style:page-layout>
    <style:style style:name="P1" style:parent-style-name="new2" style:family="paragraph" style:master-page-name="Standard">
      <style:paragraph-properties style:page-number="1" style:writing-mode="lr-tb"/>
      <style:text-properties/>
    </style:style>
  </office:automatic-styles>
  <office:master-styles>
    <style:master-page style:name="Standard" style:page-layout-name="pm1">
      <style:footer>
        <text:p text:style-name="P1"><text:span><text:title>Alter Title in Document Information</text:titl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editing-cycles>0</meta:editing-cycles>
  </office:meta>
</office:document-meta>
</file>